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>
      <loext:graphic-properties draw:fill="solid" draw:fill-color="#eeeeee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c586c0" loext:opacity="100%" style:font-name="Consolas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4ec9b0" loext:opacity="100%" style:font-name="Consolas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9cdcfe" loext:opacity="100%" style:font-name="Consolas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4d4d4" loext:opacity="100%" style:font-name="Consolas" fo:font-weight="normal"/>
    </style:style>
    <style:style style:name="T13" style:family="text">
      <style:text-properties fo:color="#b5cea8" loext:opacity="100%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b5cea8" loext:opacity="100%" style:font-name="Consolas" fo:font-weight="normal"/>
    </style:style>
    <style:style style:name="T16" style:family="text">
      <style:text-properties fo:color="#6a9955" loext:opacity="100%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6a9955" loext:opacity="100%" style:font-name="Consolas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0.5pt" fo:font-weight="normal"/>
    </style:style>
    <style:style style:name="T21" style:family="text">
      <style:text-properties fo:color="#569cd6" loext:opacity="100%" style:font-name="Consolas" fo:font-weight="normal"/>
    </style:style>
    <style:style style:name="T22" style:family="text">
      <style:text-properties fo:color="#dcdcaa" loext:opacity="100%"/>
    </style:style>
    <style:style style:name="T23" style:family="text">
      <style:text-properties fo:color="#dcdcaa" loext:opacity="100%" style:font-name="Consolas" fo:font-size="10.5pt" fo:font-weight="normal"/>
    </style:style>
    <style:style style:name="T24" style:family="text">
      <style:text-properties fo:color="#dcdcaa" loext:opacity="100%" style:font-name="Consolas" fo:font-weight="normal"/>
    </style:style>
    <style:style style:name="T25" style:family="text">
      <style:text-properties style:font-name="Consolas" fo:font-weight="normal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ce9178" loext:opacity="100%" style:font-name="Consolas" fo:font-weight="normal"/>
    </style:style>
    <style:style style:name="T30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_20__28_Rounded_29_" svg:stroke-color="#000000" svg:stroke-linecap="round" draw:fill="solid" draw:fill-color="#eeeeee" fo:min-height="6.597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6</text:p>
      <text:h text:style-name="Heading_20_3" text:outline-level="3">Aim: <text:s/>Readers-Writers Problem- Synchronization in Shared Access</text:h>
      <text:p text:style-name="P1">6.1. Implement Access reader and writer prioritization.</text:p>
      <text:p text:style-name="P1">6.2. Use semaphores to allow multiple readers or exclusive.</text:p>
      <text:p text:style-name="P3">import threading</text:p>
      <text:p text:style-name="P3">import time</text:p>
      <text:p text:style-name="P3">import random</text:p>
      <text:p text:style-name="P3"/>
      <text:p text:style-name="P3"># Semaphores</text:p>
      <text:p text:style-name="P3">mutex = threading.Semaphore(1)  # Protects readerCount</text:p>
      <text:p text:style-name="P3">db = threading.Semaphore(1)     # Controls access to sharedData</text:p>
      <text:p text:style-name="P3"/>
      <text:p text:style-name="P3"># Shared resource and reader count</text:p>
      <text:p text:style-name="P3">sharedData = 0</text:p>
      <text:p text:style-name="P3">readerCount = 0</text:p>
      <text:p text:style-name="P3">isRunning = True  # Stop flag</text:p>
      <text:p text:style-name="P3"/>
      <text:p text:style-name="P3">def reader(readerId):</text:p>
      <text:p text:style-name="P3">    global readerCount, sharedData, isRunning</text:p>
      <text:p text:style-name="P3">    while isRunning:</text:p>
      <text:p text:style-name="P3">        # Entry section</text:p>
      <text:p text:style-name="P3">        mutex.acquire()</text:p>
      <text:p text:style-name="P3">        readerCount += 1</text:p>
      <text:p text:style-name="P3">        if readerCount == 1:</text:p>
      <text:p text:style-name="P3">            db.acquire()  # First reader locks db</text:p>
      <text:p text:style-name="P3">        mutex.release()</text:p>
      <text:p text:style-name="P3"/>
      <text:p text:style-name="P3">        # Critical section</text:p>
      <text:p text:style-name="P3">        print(f"[Reader] {readerId} reads {sharedData}")</text:p>
      <text:p text:style-name="P3">        time.sleep(random.uniform(0.2, 0.5))</text:p>
      <text:p text:style-name="P3"/>
      <text:p text:style-name="P3">        # Exit section</text:p>
      <text:p text:style-name="P3">        mutex.acquire()</text:p>
      <text:p text:style-name="P3">        readerCount -= 1</text:p>
      <text:p text:style-name="P3">        if readerCount == 0:</text:p>
      <text:p text:style-name="P3">            db.release()  # Last reader unlocks db</text:p>
      <text:p text:style-name="P3">        mutex.release()</text:p>
      <text:p text:style-name="P3"/>
      <text:p text:style-name="P3">        # Pause before next read</text:p>
      <text:p text:style-name="P3">        time.sleep(random.uniform(0.5, 1.0))</text:p>
      <text:p text:style-name="P3"/>
      <text:p text:style-name="P3">def writer(writerId):</text:p>
      <text:p text:style-name="P3">    global sharedData, isRunning</text:p>
      <text:p text:style-name="P3">    while isRunning:</text:p>
      <text:p text:style-name="P3">        db.acquire()  # Exclusive access</text:p>
      <text:p text:style-name="P3">        sharedData += 1</text:p>
      <text:p text:style-name="P3">        print(f"[Writer] {writerId} writes {sharedData}")</text:p>
      <text:p text:style-name="P3">        time.sleep(random.uniform(0.3, 0.6))</text:p>
      <text:p text:style-name="P3">        db.release()</text:p>
      <text:p text:style-name="P3"><text:soft-page-break/></text:p>
      <text:p text:style-name="P3">        # Pause before next write</text:p>
      <text:p text:style-name="P3">        time.sleep(random.uniform(0.8, 1.5))</text:p>
      <text:p text:style-name="P3"/>
      <text:p text:style-name="P3">if __name__ == "__main__":</text:p>
      <text:p text:style-name="P3">    readers = [threading.Thread(target=reader, args=(i,)) for i in range(3)]</text:p>
      <text:p text:style-name="P3">    writers = [threading.Thread(target=writer, args=(i,)) for i in range(2)]</text:p>
      <text:p text:style-name="P3"/>
      <text:p text:style-name="P3">    for t in readers + writers:</text:p>
      <text:p text:style-name="P3">        t.start()</text:p>
      <text:p text:style-name="P3"/>
      <text:p text:style-name="P3">    time.sleep(10)  # Run simulation for 10 sec</text:p>
      <text:p text:style-name="P3">    isRunning = False  # Stop all threads</text:p>
      <text:p text:style-name="P3"/>
      <text:p text:style-name="P3">    for t in readers + writers:</text:p>
      <text:p text:style-name="P3">        t.join()</text:p>
      <text:p text:style-name="P3"/>
      <text:p text:style-name="P3">    print("Simulation finished.")</text:p>
      <text:p text:style-name="P3"><draw:frame text:anchor-type="paragraph" draw:z-index="0" draw:name="Text Frame 1" draw:style-name="gr1" draw:text-style-name="P4" svg:width="5.1776in" svg:height="6.5976in" svg:x="0.1189in" svg:y="0.1035in"><draw:text-box><text:p><text:span text:style-name="T30">[Reader] 0 reads 0</text:span></text:p><text:p><text:span text:style-name="T30">[Reader] 1 reads 0</text:span></text:p><text:p><text:span text:style-name="T30">[Reader] 2 reads 0</text:span></text:p><text:p><text:span text:style-name="T30">[Writer] 0 writes 1</text:span></text:p><text:p><text:span text:style-name="T30">[Writer] 1 writes 2</text:span></text:p><text:p><text:span text:style-name="T30">[Reader] 2 reads 2[Reader] 1 reads 2</text:span></text:p><text:p/><text:p><text:span text:style-name="T30">[Reader] 0 reads 2</text:span></text:p><text:p><text:span text:style-name="T30">[Writer] 0 writes 3</text:span></text:p><text:p><text:span text:style-name="T30">[Reader] 0 reads 3[Reader] 2 reads 3</text:span></text:p><text:p/><text:p><text:span text:style-name="T30">[Reader] 1 reads 3</text:span></text:p><text:p><text:span text:style-name="T30">[Writer] 1 writes 4</text:span></text:p><text:p><text:span text:style-name="T30">[Writer] 0 writes 5</text:span></text:p><text:p><text:span text:style-name="T30">[Reader] 1 reads 5[Reader] 0 reads 5[Reader] 2 reads 5</text:span></text:p><text:p/><text:p/><text:p><text:span text:style-name="T30">[Writer] 1 writes 6</text:span></text:p><text:p><text:span text:style-name="T30">[Writer] 0 writes 7</text:span></text:p><text:p><text:span text:style-name="T30">[Reader] 1 reads 7</text:span></text:p><text:p><text:span text:style-name="T30">[Reader] 2 reads 7</text:span></text:p><text:p><text:span text:style-name="T30">[Reader] 0 reads 7</text:span></text:p><text:p><text:span text:style-name="T30">[Writer] 1 writes 8</text:span></text:p><text:p><text:span text:style-name="T30">[Reader] 0 reads 8</text:span></text:p><text:p><text:span text:style-name="T30">[Reader] 1 reads 8</text:span></text:p><text:p><text:span text:style-name="T30">[Reader] 2 reads 8</text:span></text:p><text:p><text:span text:style-name="T30">[Writer] 0 writes 9</text:span></text:p><text:p><text:span text:style-name="T30">[Reader] 0 reads 9</text:span></text:p><text:p><text:span text:style-name="T30">[Reader] 2 reads 9</text:span></text:p><text:p><text:span text:style-name="T30">[Reader] 1 reads 9</text:span></text:p><text:p><text:span text:style-name="T30">[Writer] 1 writes 10</text:span></text:p><text:p><text:span text:style-name="T30">[Writer] 0 writes 11</text:span></text:p><text:p><text:span text:style-name="T30">[Reader] 0 reads 11[Reader] 1 reads 11[Reader] 2 reads 11</text:span></text:p><text:p/><text:p/><text:p><text:span text:style-name="T30">[Writer] 1 writes 12</text:span></text:p><text:p><text:span text:style-name="T30">Simulation finished.</text:span></text:p></draw:text-box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3. Extend to fairness writer access. in access and deadlock prevention.</text:p>
      <text:p text:style-name="P3">import threading</text:p>
      <text:p text:style-name="P3">import time</text:p>
      <text:p text:style-name="P3">import random</text:p>
      <text:p text:style-name="P3"/>
      <text:p text:style-name="P3"># Semaphores</text:p>
      <text:p text:style-name="P3">mutex = threading.Semaphore(1)        # Protects readerCount</text:p>
      <text:p text:style-name="P3">db = threading.Semaphore(1)           # Controls access to sharedData</text:p>
      <text:p text:style-name="P3">serviceQueue = threading.Semaphore(1) # Fairness: queue for both readers/writers</text:p>
      <text:p text:style-name="P3"/>
      <text:p text:style-name="P3"># Shared resource and counters</text:p>
      <text:p text:style-name="P3">sharedData = 0</text:p>
      <text:p text:style-name="P3">readerCount = 0</text:p>
      <text:p text:style-name="P3">isRunning = True  # Stop flag</text:p>
      <text:p text:style-name="P3"/>
      <text:p text:style-name="P3">def reader(readerId):</text:p>
      <text:p text:style-name="P3">    global readerCount, sharedData, isRunning</text:p>
      <text:p text:style-name="P3">    while isRunning:</text:p>
      <text:p text:style-name="P3">        # Fairness: wait in queue</text:p>
      <text:p text:style-name="P3">        serviceQueue.acquire()</text:p>
      <text:p text:style-name="P3">        mutex.acquire()</text:p>
      <text:p text:style-name="P3">        readerCount += 1</text:p>
      <text:p text:style-name="P3">        if readerCount == 1:</text:p>
      <text:p text:style-name="P3">            db.acquire()  # First reader locks db</text:p>
      <text:p text:style-name="P3">        mutex.release()</text:p>
      <text:p text:style-name="P3">        serviceQueue.release()</text:p>
      <text:p text:style-name="P3"/>
      <text:p text:style-name="P3">        # Critical section</text:p>
      <text:p text:style-name="P3">        print(f"[Reader] {readerId} reads {sharedData}")</text:p>
      <text:p text:style-name="P3">        time.sleep(random.uniform(0.2, 0.5))</text:p>
      <text:p text:style-name="P3"/>
      <text:p text:style-name="P3">        # Exit section</text:p>
      <text:p text:style-name="P3">        mutex.acquire()</text:p>
      <text:p text:style-name="P3">        readerCount -= 1</text:p>
      <text:p text:style-name="P3">        if readerCount == 0:</text:p>
      <text:p text:style-name="P3">            db.release()  # Last reader unlocks db</text:p>
      <text:p text:style-name="P3">        mutex.release()</text:p>
      <text:p text:style-name="P3"/>
      <text:p text:style-name="P3">        # Pause before next read</text:p>
      <text:p text:style-name="P3">        time.sleep(random.uniform(0.5, 1.0))</text:p>
      <text:p text:style-name="P3"/>
      <text:p text:style-name="P3">def writer(writerId):</text:p>
      <text:p text:style-name="P3">    global sharedData, isRunning</text:p>
      <text:p text:style-name="P3">    while isRunning:</text:p>
      <text:p text:style-name="P3">        # Fairness: wait in queue</text:p>
      <text:p text:style-name="P3">        serviceQueue.acquire()</text:p>
      <text:p text:style-name="P3">        db.acquire()  # Exclusive access</text:p>
      <text:p text:style-name="P3">        serviceQueue.release()</text:p>
      <text:p text:style-name="P3"/>
      <text:p text:style-name="P3">        # Critical section</text:p>
      <text:p text:style-name="P3">        sharedData += 1</text:p>
      <text:p text:style-name="P3">        print(f"[Writer] {writerId} writes {sharedData}")</text:p>
      <text:p text:style-name="P3">        time.sleep(random.uniform(0.3, 0.6))</text:p>
      <text:p text:style-name="P3"><text:soft-page-break/>        db.release()</text:p>
      <text:p text:style-name="P3"/>
      <text:p text:style-name="P3">        # Pause before next write</text:p>
      <text:p text:style-name="P3">        time.sleep(random.uniform(0.8, 1.5))</text:p>
      <text:p text:style-name="P3"/>
      <text:p text:style-name="P3">if __name__ == "__main__":</text:p>
      <text:p text:style-name="P3">    readers = [threading.Thread(target=reader, args=(i,)) for i in range(3)]</text:p>
      <text:p text:style-name="P3">    writers = [threading.Thread(target=writer, args=(i,)) for i in range(2)]</text:p>
      <text:p text:style-name="P3"/>
      <text:p text:style-name="P3">    for t in readers + writers:</text:p>
      <text:p text:style-name="P3">        t.start()</text:p>
      <text:p text:style-name="P3"/>
      <text:p text:style-name="P3">    time.sleep(10)  # Run simulation for 10 sec</text:p>
      <text:p text:style-name="P3">    isRunning = False  # Stop all threads</text:p>
      <text:p text:style-name="P3"/>
      <text:p text:style-name="P3">    for t in readers + writers:</text:p>
      <text:p text:style-name="P3">        t.join()</text:p>
      <text:p text:style-name="P3"/>
      <text:p text:style-name="P3">    print("Simulation finished.")</text:p>
      <text:p text:style-name="P2"><draw:frame text:anchor-type="paragraph" draw:z-index="1" draw:name="Text Frame 2" draw:style-name="gr1" draw:text-style-name="P4" svg:width="5.1776in" svg:height="6.6776in" svg:x="0.1189in" svg:y="0.1035in"><draw:text-box><text:p><text:span text:style-name="T30">[Reader] 0 reads 0</text:span></text:p><text:p><text:span text:style-name="T30">[Reader] 1 reads 0</text:span></text:p><text:p><text:span text:style-name="T30">[Reader] 2 reads 0</text:span></text:p><text:p><text:span text:style-name="T30">[Writer] 0 writes 1</text:span></text:p><text:p><text:span text:style-name="T30">[Writer] 1 writes 2</text:span></text:p><text:p><text:span text:style-name="T30">[Reader] 0 reads 2[Reader] 2 reads 2</text:span></text:p><text:p><text:span text:style-name="T30"/></text:p><text:p><text:span text:style-name="T30">[Reader] 1 reads 2</text:span></text:p><text:p><text:span text:style-name="T30">[Writer] 0 writes 3</text:span></text:p><text:p><text:span text:style-name="T30">[Reader] 2 reads 3[Reader] 1 reads 3</text:span></text:p><text:p><text:span text:style-name="T30"/></text:p><text:p><text:span text:style-name="T30">[Writer] 1 writes 4</text:span></text:p><text:p><text:span text:style-name="T30">[Reader] 0 reads 4</text:span></text:p><text:p><text:span text:style-name="T30">[Reader] 1 reads 4</text:span></text:p><text:p><text:span text:style-name="T30">[Reader] 2 reads 4</text:span></text:p><text:p><text:span text:style-name="T30">[Writer] 0 writes 5</text:span></text:p><text:p><text:span text:style-name="T30">[Writer] 1 writes 6</text:span></text:p><text:p><text:span text:style-name="T30">[Reader] 0 reads 6[Reader] 1 reads 6</text:span></text:p><text:p><text:span text:style-name="T30"/></text:p><text:p><text:span text:style-name="T30">[Reader] 2 reads 6</text:span></text:p><text:p><text:span text:style-name="T30">[Writer] 0 writes 7</text:span></text:p><text:p><text:span text:style-name="T30">[Reader] 1 reads 7</text:span></text:p><text:p><text:span text:style-name="T30">[Reader] 2 reads 7</text:span></text:p><text:p><text:span text:style-name="T30">[Reader] 0 reads 7</text:span></text:p><text:p><text:span text:style-name="T30">[Writer] 1 writes 8</text:span></text:p><text:p><text:span text:style-name="T30">[Reader] 0 reads 8</text:span></text:p><text:p><text:span text:style-name="T30">[Writer] 0 writes 9</text:span></text:p><text:p><text:span text:style-name="T30">[Reader] 2 reads 9[Reader] 1 reads 9</text:span></text:p><text:p><text:span text:style-name="T30"/></text:p><text:p><text:span text:style-name="T30">[Writer] 1 writes 10</text:span></text:p><text:p><text:span text:style-name="T30">[Reader] 0 reads 10[Reader] 2 reads 10</text:span></text:p><text:p><text:span text:style-name="T30"/></text:p><text:p><text:span text:style-name="T30">[Writer] 0 writes 11</text:span></text:p><text:p><text:span text:style-name="T30">[Reader] 1 reads 11</text:span></text:p><text:p><text:span text:style-name="T30">[Writer] 1 writes 12</text:span></text:p><text:p><text:span text:style-name="T30">[Reader] 2 reads 12</text:span></text:p><text:p><text:span text:style-name="T30">[Reader] 0 reads 12</text:span></text:p><text:p><text:span text:style-name="T30">Simulation finished.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0:22:58.019000000</meta:creation-date>
    <dc:date>2025-09-20T20:32:23.147000000</dc:date>
    <meta:editing-duration>PT9M26S</meta:editing-duration>
    <meta:editing-cycles>1</meta:editing-cycles>
    <meta:document-statistic meta:table-count="0" meta:image-count="0" meta:object-count="0" meta:page-count="4" meta:paragraph-count="112" meta:word-count="415" meta:character-count="3775" meta:non-whitespace-character-count="2869"/>
    <meta:generator>LibreOffice/24.2.5.2$Windows_X86_64 LibreOffice_project/bffef4ea93e59bebbeaf7f431bb02b1a39ee8a59</meta:generator>
  </office:meta>
</office:document-meta>
</file>